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NewRomanPSMT" svg:font-family="TimesNewRomanPSMT" style:font-family-generic="roman"/>
    <style:font-face style:name="TimesNewRomanPS-ItalicMT" svg:font-family="TimesNewRomanPS-ItalicMT" style:font-family-generic="script"/>
    <style:font-face style:name="FreeSans1" svg:font-family="FreeSans" style:font-family-generic="swiss"/>
    <style:font-face style:name="Liberation Sans2" svg:font-family="'Liberation Sans'" style:font-adornments="Gra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Auteurs.C1" style:family="table-cell">
      <style:table-cell-properties fo:background-color="#cccccc" fo:padding="0.097cm" fo:border="0.002cm solid #000000">
        <style:background-image/>
      </style:table-cell-properties>
    </style:style>
    <style:style style:name="Auteurs.A2" style:family="table-cell">
      <style:table-cell-properties fo:padding="0.097cm" fo:border-left="0.002cm solid #000000" fo:border-right="none" fo:border-top="none" fo:border-bottom="0.002cm solid #000000"/>
    </style:style>
    <style:style style:name="Auteurs.C2" style:family="table-cell">
      <style:table-cell-properties fo:padding="0.097cm" fo:border-left="0.002cm solid #000000" fo:border-right="0.002cm solid #000000" fo:border-top="none" fo:border-bottom="0.002cm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Diffusion.B1" style:family="table-cell">
      <style:table-cell-properties fo:background-color="#cccccc" fo:padding="0.097cm" fo:border="0.002cm solid #000000">
        <style:background-image/>
      </style:table-cell-properties>
    </style:style>
    <style:style style:name="Diffusion.A2" style:family="table-cell">
      <style:table-cell-properties fo:padding="0.097cm" fo:border-left="0.002cm solid #000000" fo:border-right="none" fo:border-top="none" fo:border-bottom="0.002cm solid #000000"/>
    </style:style>
    <style:style style:name="Diffusion.B2" style:family="table-cell">
      <style:table-cell-properties fo:padding="0.097cm" fo:border-left="0.002cm solid #000000" fo:border-right="0.002cm solid #000000" fo:border-top="none" fo:border-bottom="0.002cm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Références.B1" style:family="table-cell">
      <style:table-cell-properties fo:background-color="#cccccc" fo:padding="0.097cm" fo:border="0.002cm solid #000000">
        <style:background-image/>
      </style:table-cell-properties>
    </style:style>
    <style:style style:name="Références.A2" style:family="table-cell">
      <style:table-cell-properties fo:padding="0.097cm" fo:border-left="0.002cm solid #000000" fo:border-right="none" fo:border-top="none" fo:border-bottom="0.002cm solid #000000"/>
    </style:style>
    <style:style style:name="Références.B2" style:family="table-cell">
      <style:table-cell-properties fo:padding="0.097cm" fo:border-left="0.002cm solid #000000" fo:border-right="0.002cm solid #000000" fo:border-top="none" fo:border-bottom="0.002cm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cccc"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C2" style:family="table-cell" style:data-style-name="N37">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style:font-name-asian="Cambria"/>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6" style:family="paragraph" style:parent-style-name="Normal">
      <style:text-properties fo:font-size="11pt" style:font-size-asian="11pt" style:font-size-complex="11pt"/>
    </style:style>
    <style:style style:name="P7" style:family="paragraph" style:parent-style-name="Normal">
      <style:text-properties style:font-name="TimesNewRomanPSMT" fo:font-size="12pt" style:font-name-asian="TimesNewRomanPSMT" style:font-size-asian="12pt" style:font-name-complex="TimesNewRomanPSMT" style:font-size-complex="12pt"/>
    </style:style>
    <style:style style:name="P8" style:family="paragraph" style:parent-style-name="Normal">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9"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Normal" style:list-style-name="L1"/>
    <style:style style:name="P11" style:family="paragraph" style:parent-style-name="Standard" style:master-page-name="Standard">
      <style:paragraph-properties style:page-number="auto"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9">Spécifications</text:p>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A2" office:value-type="string">
            <text:p text:style-name="P3">BEN NASR Riadh</text:p>
          </table:table-cell>
          <table:table-cell table:style-name="Auteurs.A2" office:value-type="string">
            <text:p text:style-name="Table_20_Contents"/>
          </table:table-cell>
          <table:table-cell table:style-name="Auteurs.C2" office:value-type="string">
            <text:p text:style-name="Table_20_Contents"/>
          </table:table-cell>
        </table:table-row>
        <table:table-row>
          <table:table-cell table:style-name="Auteurs.A2" office:value-type="string">
            <text:p text:style-name="Table_20_Contents">Rédigé le :27/10</text:p>
          </table:table-cell>
          <table:table-cell table:style-name="Auteurs.A2" office:value-type="string">
            <text:p text:style-name="Table_20_Contents">Approuvé le :</text:p>
          </table:table-cell>
          <table:table-cell table:style-name="Auteurs.C2"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2" office:value-type="string">
            <text:p text:style-name="Table_20_Contents">A</text:p>
          </table:table-cell>
          <table:table-cell table:style-name="Diffusion.B2" office:value-type="string">
            <text:p text:style-name="Table_20_Contents">Noël Novelli (directeur de projet)</text:p>
          </table:table-cell>
        </table:table-row>
        <table:table-row>
          <table:table-cell table:style-name="Diffusion.A2" office:value-type="string">
            <text:p text:style-name="Table_20_Contents">Copies à :</text:p>
          </table:table-cell>
          <table:table-cell table:style-name="Diffusion.B2" office:value-type="string">
            <text:p text:style-name="P3">BATTISTA Yann</text:p>
            <text:p text:style-name="P3">BEN NASR Riadh</text:p>
            <text:p text:style-name="P3">MIRETTI Yoan</text:p>
            <text:p text:style-name="P3">PLONG Michael</text:p>
            <text:p text:style-name="P3">RASOLO Guillaume</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A2" office:value-type="string">
            <text:p text:style-name="Table_20_Contents">V1.0</text:p>
          </table:table-cell>
          <table:table-cell table:style-name="historique.A2" office:value-type="string">
            <text:p text:style-name="P3">BEN NASR Riadh</text:p>
          </table:table-cell>
          <table:table-cell table:style-name="historique.C2" office:value-type="date" office:date-value="2013-10-27">
            <text:p text:style-name="Table_20_Contents">27/10/13</text:p>
          </table:table-cell>
          <table:table-cell table:style-name="historique.D2" office:value-type="string">
            <text:p text:style-name="Table_20_Contents">Création du document</text:p>
          </table:table-cell>
        </table:table-row>
        <table:table-row>
          <table:table-cell table:style-name="historique.A2" office:value-type="string">
            <text:p text:style-name="Table_20_Contents">V1.1</text:p>
          </table:table-cell>
          <table:table-cell table:style-name="historique.A2" office:value-type="string">
            <text:p text:style-name="P3">PLONG Michael</text:p>
          </table:table-cell>
          <table:table-cell table:style-name="historique.C2" office:value-type="date" office:date-value="2013-11-04">
            <text:p text:style-name="Table_20_Contents">04/11/13</text:p>
          </table:table-cell>
          <table:table-cell table:style-name="historique.D2" office:value-type="string">
            <text:p text:style-name="Table_20_Contents">Correction des fautes d'ortographes</text:p>
          </table:table-cell>
        </table:table-row>
      </table:table>
      <text:p text:style-name="P4"/>
      <text:p text:style-name="P4"/>
      <text:p text:style-name="P4"/>
      <text:p text:style-name="P4"/>
      <text:p text:style-name="P4"/>
      <text:p text:style-name="P4"/>
      <text:p text:style-name="P4"/>
      <text:p text:style-name="P4"/>
      <text:p text:style-name="Standard"/>
      <text:p text:style-name="Standard"><text:soft-page-break/></text:p>
      <text:p text:style-name="Standard"/>
      <text:p text:style-name="Standard"/>
      <text:h text:style-name="Heading_20_1" text:outline-level="1">Analyse des besoins</text:h>
      <text:p text:style-name="P5"/>
      <text:p text:style-name="P6">La société du client a fait appelle à notre équipe pour concevoir un jeu vidéo «Eliminator++ » </text:p>
      <text:p text:style-name="P6">Ce jeu se joue en réseau pour le mode multi-joueurs mais comporte aussi un mode individuel.</text:p>
      <text:p text:style-name="Normal">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Normal">Pour récapituler, notre équipe doit pour cela réaliser une application qui répond aux besoins<text:span text:style-name="T1"> du client. </text:span></text:p>
      <text:p text:style-name="P7"/>
      <text:p text:style-name="P7">Ces principaux besoins sont :</text:p>
      <text:p text:style-name="P8"/>
      <text:list xml:id="list40185633" text:style-name="L1">
        <text:list-item>
          <text:p text:style-name="P10">On a deux modes de jeux individuel contre la machine ou multi-joueur, les joueurs jouent en mode collaboratif ou ennemis.</text:p>
          <text:p text:style-name="P10"/>
        </text:list-item>
        <text:list-item>
          <text:p text:style-name="P10"><text:span text:style-name="T2">Les contrôles du personnage doivent se faire en </text:span>priorité au clavier. </text:p>
          <text:p text:style-name="P10"/>
        </text:list-item>
        <text:list-item>
          <text:p text:style-name="P10">Un héros possède plusieurs vies (5 vies) et meurt dès qu'il est touché par un adversaire donc avec un seul tir ennemi.</text:p>
          <text:p text:style-name="P10"/>
        </text:list-item>
        <text:list-item>
          <text:p text:style-name="P10">Le joueur peut gagner des vies en prenant un bonus« one more! ».</text:p>
          <text:p text:style-name="P10"/>
        </text:list-item>
        <text:list-item>
          <text:p text:style-name="P10">Il faut préciser une limite de temps pour chaque niveau du jeu mais pas pour le total de la partie.</text:p>
          <text:p text:style-name="P10"/>
        </text:list-item>
        <text:list-item>
          <text:p text:style-name="P10">Le nombre de joueurs n'est pas limité.</text:p>
          <text:p text:style-name="P10"><text:s/></text:p>
        </text:list-item>
        <text:list-item>
          <text:p text:style-name="P10">La carte de jeux dans un premier temps doit tenir dans un seul écran mais il faut garder la possibilité d'avoir une carte plus grande que l'écran.</text:p>
          <text:p text:style-name="P10"/>
        </text:list-item>
        <text:list-item>
          <text:p text:style-name="P10">Pour chaque niveau de jeu il y' a une carte.</text:p>
          <text:p text:style-name="P10"/>
        </text:list-item>
        <text:list-item>
          <text:p text:style-name="P10">Les obstacles du jeu sont essentiellement des murs.</text:p>
          <text:p text:style-name="P10"/>
        </text:list-item>
        <text:list-item>
          <text:p text:style-name="P10">Chaque ennemi a un armement, potentiellement les mêmes que le héros</text:p>
        </text:list-item>
        <text:list-item>
          <text:p text:style-name="P10">La difficulté du jeu est croissante d'un niveau à l'autre. Plus le niveau est élevé, plus les ennemis sont performants et plus il y a d'obstacles </text:p>
        </text:list-item>
        <text:list-item>
          <text:p text:style-name="P10">Les ennemis ont les même armes que le héros.</text:p>
        </text:list-item>
      </text:list>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NewRomanPSMT" svg:font-family="TimesNewRomanPSMT" style:font-family-generic="roman"/>
    <style:font-face style:name="TimesNewRomanPS-ItalicMT" svg:font-family="TimesNewRomanPS-ItalicMT" style:font-family-generic="script"/>
    <style:font-face style:name="FreeSans1" svg:font-family="FreeSans" style:font-family-generic="swiss"/>
    <style:font-face style:name="Liberation Sans2" svg:font-family="'Liberation Sans'" style:font-adornments="Gra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Normal" style:family="paragraph" style:parent-style-name="Text_20_body">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0" fo:hyphenation-push-char-count="0"/>
    </style:style>
    <style:style style:name="Heading_20_2" style:display-name="Heading 2" style:family="paragraph" style:parent-style-name="Normal" style:next-style-name="Normal" style:class="text" style:default-outline-level="2">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0" fo:hyphenation-push-char-count="0"/>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class="text" style:default-outline-level="3">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fications <text:s text:c="15"/><text:tab/><text:tab/>Groupe A v.1.1</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1-04T18:23:18.23</meta:creation-date>
    <meta:editing-duration>PT00H07M51S</meta:editing-duration>
    <meta:editing-cycles>8</meta:editing-cycles>
    <meta:generator>OpenOffice.org/3.0$Win32 OpenOffice.org_project/300m15$Build-9379</meta:generator>
    <dc:title>Projet 3bis</dc:title>
    <meta:initial-creator>Plong Michael</meta:initial-creator>
    <dc:date>2013-11-04T20:04:54.59</dc:date>
    <dc:creator>Plong Michael</dc:creator>
    <meta:document-statistic meta:table-count="4" meta:image-count="0" meta:object-count="0" meta:page-count="2" meta:paragraph-count="57" meta:word-count="400" meta:character-count="2255"/>
    <meta:user-defined meta:name="Info 1"/>
    <meta:user-defined meta:name="Info 2"/>
    <meta:user-defined meta:name="Info 3"/>
    <meta:user-defined meta:name="Info 4"/>
    <meta:template xlink:type="simple" xlink:actuate="onRequest" xlink:title="Projet 3bis" xlink:href="../../AppData/Roaming/OpenOffice.org/3/user/template/Projet%203bis.ott" meta:date="2013-11-04T18:23:18"/>
  </office:meta>
</office:document-meta>
</file>